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91cm" fo:margin-left="9.932cm" table:align="left"/>
    </style:style>
    <style:style style:name="Table2.A" style:family="table-column">
      <style:table-column-properties style:column-width="7.091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 fo:padding="0cm" fo:border="none" style:join-border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.6cm" fo:margin-bottom="0cm" loext:contextual-spacing="false" fo:text-align="center" style:justify-single-word="false"/>
      <style:text-properties fo:font-weight="bold" fo:background-color="#c0c0c0" style:font-weight-asian="bold" style:font-weight-complex="bold"/>
    </style:style>
    <style:style style:name="P8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2897d"/>
    </style:style>
    <style:style style:name="T3" style:family="text">
      <style:text-properties officeooo:rsid="001485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setLang(user.lang or 'fr_FR')&gt;">&lt;setLang(user.lang or 'fr_FR')&gt;</text:text-input>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2">L<text:span text:style-name="T3">e: </text:span><text:span text:style-name="T3"><text:text-input text:description="&lt;formatLang(o.meeting_id.datewotime,date=True)&gt;">&lt;formatLang(o.meeting_id.datewotime,date=True)&gt;</text:text-input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7">CR OCT MACULAIRE ET DU NERF OPTIQUE</text:p>
      <text:p text:style-name="P5"/>
      <text:p text:style-name="P6">Indication :</text:p>
      <text:p text:style-name="P1"/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Meilleure acuité visuelle corrigée :</text:p>
      <text:p text:style-name="P2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<text:text-input text:description="&lt;line.nv_od&gt;">nv_od</text:text-input> <text:s/>| <text:s/>OG : <text:text-input text:description="&lt;line.va_os&gt;">va_os</text:text-input> <text:text-input text:description="&lt;if test=&quot;line.qualif_os&quot;&gt;">if qualif_os</text:text-input> (<text:text-input text:description="&lt;get_selection_item(line,'qualif_os')&gt;">&lt;get_selection_item(line,'qualif_os')&gt;</text:text-input>) <text:text-input text:description="&lt;/if&gt;">&lt;/if&gt;</text:text-input><text:text-input text:description="&lt;line.nv_os&gt;">nv_os</text:text-input></text:p>
      <text:p text:style-name="P5"><text:text-input text:description="&lt;/if&gt;">&lt;/if&gt;</text:text-input></text:p>
      <text:p text:style-name="P2"><text:soft-page-break/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sle_ids'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2">TO OD: <text:text-input text:description="&lt;line.iop_od&gt;">&lt;line.iop_od&gt;</text:text-input></text:p>
      <text:p text:style-name="P2">TO OG:<text:text-input text:description="&lt;line.iop_os&gt;">&lt;line.iop_os&gt;</text:text-input></text:p>
      <text:p text:style-name="P2"><text:text-input text:description="&lt;/for&gt;">&lt;/for&gt;</text:text-input></text:p>
      <text:p text:style-name="P2">L'examen au biomicroscope indirect à la lentille Volk Superfield montre :</text:p>
      <text:p text:style-name="P2"><text:text-input text:description="&lt;for each='line in o.meeting_id.sle_ids'&gt;">&lt;for each='line in o.meeting_id.sle_ids'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2"><text:text-input text:description="&lt;/for&gt;">&lt;/for&gt;</text:text-input></text:p>
      <text:p text:style-name="P2"/>
      <text:p text:style-name="P4">OD<text:span text:style-name="T1"> : Cartographie d'épaisseur rétinienne moyenne à </text:span><text:span text:style-name="T1"><text:text-input text:description="&lt;o.retinal_thickness_or&gt;">&lt;o.retinal_thickness_or&gt;</text:text-input></text:span><text:span text:style-name="T1"> µm.</text:span><text:span text:style-name="T1"><text:text-input text:description="&lt;if test=&quot;o.center_thickness_or!=0&quot;&gt;">&lt;if test="o.center_thickness_or"&gt;</text:text-input></text:span><text:span text:style-name="T1"> et centro-fovéolaire à </text:span><text:span text:style-name="T1"><text:text-input text:description="&lt;o.center_thickness_or&gt;">&lt;o.center_thickness_or&gt;</text:text-input></text:span><text:span text:style-name="T1"> µm.</text:span><text:span text:style-name="T1"><text:text-input text:description="&lt;/if&gt;">&lt;/if&gt;</text:text-input></text:span></text:p>
      <text:p text:style-name="P2"><text:text-input text:description="&lt;o.mac_or&gt;">&lt;o.mac_or&gt;</text:text-input></text:p>
      <text:p text:style-name="P2"><text:text-input text:description="&lt;o.rnfl_or&gt;">&lt;o.rnfl_or&gt;</text:text-input></text:p>
      <text:p text:style-name="P4">OG<text:span text:style-name="T1"> : Cartographie d'épaisseur rétinienne moyenne à </text:span><text:span text:style-name="T1"><text:text-input text:description="&lt;o.retinal_thickness_os&gt;">&lt;o.retinal_thickness_os&gt;</text:text-input></text:span><text:span text:style-name="T1"> µm</text:span><text:span text:style-name="T1"><text:text-input text:description="&lt;if test=&quot;o.center_thickness_or!=0&quot;&gt;">&lt;if test="o.center_thickness_or"&gt;</text:text-input></text:span><text:span text:style-name="T1"> et centro-fovéolaire à </text:span><text:span text:style-name="T1"><text:text-input text:description="&lt;o.center_thickness_os&gt;">&lt;o.center_thickness_os&gt;</text:text-input></text:span><text:span text:style-name="T1"> µm</text:span><text:span text:style-name="T1"><text:text-input text:description="&lt;/if&gt;">&lt;/if&gt;</text:text-input></text:span></text:p>
      <text:p text:style-name="P2"><text:text-input text:description="&lt;o.mac_os&gt;">&lt;o.mac_os&gt;</text:text-input></text:p>
      <text:p text:style-name="P2"><text:text-input text:description="&lt;o.rnfl_os&gt;">&lt;o.rnfl_os&gt;</text:text-input></text:p>
      <text:p text:style-name="P4">Au total :</text:p>
      <text:p text:style-name="P4">OD <text:span text:style-name="T1">: </text:span><text:span text:style-name="T1"><text:text-input text:description="&lt;o.ccoct_or&gt;">&lt;o.ccoct_or&gt;</text:text-input></text:span></text:p>
      <text:p text:style-name="P4">OG<text:span text:style-name="T1">: </text:span><text:span text:style-name="T1"><text:text-input text:description="&lt;o.ccoct_os&gt;">&lt;o.ccoct_os&gt;</text:text-input></text:span></text:p>
      <text:p text:style-name="P2"/>
      <text:p text:style-name="P3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5.2.7.2$Linux_X86_64 LibreOffice_project/20m0$Build-2</meta:generator>
    <dc:date>2018-03-07T04:02:29.706493081</dc:date>
    <meta:editing-duration>P1DT1H36M49S</meta:editing-duration>
    <meta:editing-cycles>193</meta:editing-cycles>
    <dc:creator>Laurent FRANCOIS</dc:creator>
    <meta:document-statistic meta:table-count="2" meta:image-count="0" meta:object-count="0" meta:page-count="2" meta:paragraph-count="62" meta:word-count="359" meta:character-count="1971" meta:non-whitespace-character-count="1839"/>
  </office:meta>
</office:document-meta>
</file>